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88cm" fo:min-width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4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CT DESCRIPTION</text:p>
          </draw:text-box>
        </draw:frame>
        <draw:frame draw:style-name="gr1" draw:layer="layout" svg:width="25cm" svg:height="15.238cm" svg:x="1.6cm" svg:y="4.962cm">
          <draw:text-box>
            <text:p><text:span text:style-name="T1">The wholesale and retail users maintain the </text:span><text:span text:style-name="T2">manual database </text:span><text:span text:style-name="T1">system. There is a chance of creating a duplicate file and error may occur due to this type of file saving.this type has a less security incharge where whomever can access your account.</text:span></text:p>
            <text:p><text:span text:style-name="T1"><text:s text:c="13"/></text:span><text:span text:style-name="T1">In my project “</text:span><text:span text:style-name="T2">BOOK DEATILS MANAGEMENT” </text:span><text:span text:style-name="T1">there is separate colomn for the users to store their details, book details,records,files etc,. </text:span></text:p>
            <text:p><text:span text:style-name="T1"><text:s text:c="12"/></text:span><text:span text:style-name="T1">There is no need to fetch any user details to the system.there is also a high amount of security risk analysing phase so that users details are stored safely.</text:span></text:p>
            <text:p><text:span text:style-name="T1"><text:s text:c="12"/></text:span><text:span text:style-name="T1">This type stores the </text:span><text:span text:style-name="T2">data from manual to computerized database system.</text:span></text:p>
            <text:p><text:span text:style-name="T3"><text:s text:c="12"/></text:span><text:span text:style-name="T3">User friendly application where the user can select his or her type of genre he or she wants to read. Where it becomes easy to access and understanding.</text:span></text:p>
            <text:p><text:span text:style-name="T3"><text:s text:c="11"/></text:span><text:span text:style-name="T4">The main goal of this project is to facilitate the person using my application with easy understanding and easy to access their needs</text:span><text:span text:style-name="T5">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4:05:23.951556588</meta:creation-date>
    <dc:date>2018-05-10T14:21:05.884081560</dc:date>
    <meta:editing-duration>P0D</meta:editing-duration>
    <meta:editing-cycles>1</meta:editing-cycles>
    <meta:document-statistic meta:object-count="25"/>
    <meta:generator>LibreOffice/4.2.8.2$Linux_x86 LibreOffice_project/420m0$Build-2</meta:generator>
  </office:meta>
</office:document-meta>
</file>